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P1" style:family="paragraph" style:parent-style-name="Standard">
      <style:text-properties style:font-name="Open Sans" officeooo:paragraph-rsid="003d874c"/>
    </style:style>
    <style:style style:name="P2" style:family="paragraph" style:parent-style-name="Standard">
      <style:paragraph-properties fo:margin-top="0in" fo:margin-bottom="0in" loext:contextual-spacing="false" fo:line-height="100%" fo:text-align="start" style:justify-single-word="false"/>
      <style:text-properties style:font-name="Droid Sans Mono" fo:font-weight="bold" officeooo:paragraph-rsid="003d874c" style:font-weight-asian="bold" style:font-weight-complex="bold"/>
    </style:style>
    <style:style style:name="P3" style:family="paragraph" style:parent-style-name="Standard">
      <style:paragraph-properties fo:margin-top="0in" fo:margin-bottom="0in" loext:contextual-spacing="false" fo:line-height="100%"/>
      <style:text-properties style:font-name="Droid Sans Mono" officeooo:rsid="004610c2" officeooo:paragraph-rsid="003d874c"/>
    </style:style>
    <style:style style:name="P4" style:family="paragraph" style:parent-style-name="Standard">
      <style:paragraph-properties fo:margin-top="0in" fo:margin-bottom="0in" loext:contextual-spacing="false" fo:line-height="100%" fo:text-align="start" style:justify-single-word="false"/>
      <style:text-properties style:font-name="Droid Sans Mono" officeooo:rsid="004def2d" officeooo:paragraph-rsid="003d874c"/>
    </style:style>
    <style:style style:name="P5" style:family="paragraph" style:parent-style-name="Text_20_body">
      <style:paragraph-properties fo:text-align="start" style:justify-single-word="false"/>
      <style:text-properties style:font-name="Open Sans" fo:font-style="italic" fo:font-weight="normal" officeooo:rsid="001d934b" officeooo:paragraph-rsid="003d874c" style:font-style-asian="italic" style:font-weight-asian="normal" style:font-style-complex="italic" style:font-weight-complex="normal"/>
    </style:style>
    <style:style style:name="P6" style:family="paragraph" style:parent-style-name="Text_20_body" style:list-style-name="L2">
      <style:paragraph-properties fo:text-align="start" style:justify-single-word="false"/>
      <style:text-properties style:font-name="Open Sans" officeooo:rsid="003704a7" officeooo:paragraph-rsid="003d874c"/>
    </style:style>
    <style:style style:name="P7" style:family="paragraph" style:parent-style-name="Text_20_body" style:list-style-name="L2">
      <style:paragraph-properties fo:text-align="start" style:justify-single-word="false"/>
      <style:text-properties style:font-name="Open Sans" officeooo:rsid="0043b7f9" officeooo:paragraph-rsid="003d874c"/>
    </style:style>
    <style:style style:name="P8" style:family="paragraph" style:parent-style-name="Text_20_body">
      <style:paragraph-properties fo:text-align="start" style:justify-single-word="false"/>
      <style:text-properties style:font-name="Open Sans" officeooo:paragraph-rsid="003d874c"/>
    </style:style>
    <style:style style:name="P9" style:family="paragraph" style:parent-style-name="Text_20_body" style:list-style-name="L2">
      <style:paragraph-properties fo:text-align="start" style:justify-single-word="false"/>
      <style:text-properties officeooo:rsid="00358a91" officeooo:paragraph-rsid="003d874c"/>
    </style:style>
    <style:style style:name="P10" style:family="paragraph" style:parent-style-name="Title" style:master-page-name="Standard">
      <style:paragraph-properties fo:text-align="start" style:justify-single-word="false" style:page-number="auto"/>
      <style:text-properties style:font-name="Open Sans" fo:font-weight="bold" officeooo:rsid="0040ffaf" officeooo:paragraph-rsid="003d874c" style:font-weight-asian="bold" style:font-weight-complex="bold"/>
    </style:style>
    <style:style style:name="P11" style:family="paragraph" style:parent-style-name="Heading_20_1">
      <style:paragraph-properties fo:text-align="start" style:justify-single-word="false"/>
      <style:text-properties style:font-name="Open Sans" officeooo:paragraph-rsid="003d874c"/>
    </style:style>
    <style:style style:name="P12" style:family="paragraph" style:parent-style-name="Heading_20_1" style:master-page-name="">
      <style:paragraph-properties fo:text-align="start" style:justify-single-word="false" style:page-number="auto"/>
      <style:text-properties style:font-name="Open Sans" officeooo:paragraph-rsid="003d874c"/>
    </style:style>
    <style:style style:name="P13" style:family="paragraph" style:parent-style-name="Heading_20_2">
      <style:paragraph-properties fo:text-align="start" style:justify-single-word="false"/>
      <style:text-properties style:font-name="Open Sans" officeooo:paragraph-rsid="003d874c"/>
    </style:style>
    <style:style style:name="T1" style:family="text">
      <style:text-properties style:font-name="Open Sans" fo:font-weight="bold" officeooo:rsid="003704a7" style:font-weight-asian="bold" style:font-weight-complex="bold"/>
    </style:style>
    <style:style style:name="T2" style:family="text">
      <style:text-properties style:font-name="Open Sans" fo:font-weight="bold" officeooo:rsid="003c5032" style:font-weight-asian="bold" style:font-weight-complex="bold"/>
    </style:style>
    <style:style style:name="T3" style:family="text">
      <style:text-properties style:font-name="Open Sans" fo:font-weight="bold" officeooo:rsid="0043b7f9" style:font-weight-asian="bold" style:font-weight-complex="bold"/>
    </style:style>
    <style:style style:name="T4" style:family="text">
      <style:text-properties style:font-name="Open Sans" fo:font-weight="bold" officeooo:rsid="00423905" style:font-weight-asian="bold" style:font-weight-complex="bold"/>
    </style:style>
    <style:style style:name="T5" style:family="text">
      <style:text-properties style:font-name="Open Sans" fo:font-weight="bold" officeooo:rsid="0037e528" style:font-weight-asian="bold" style:font-weight-complex="bold"/>
    </style:style>
    <style:style style:name="T6" style:family="text">
      <style:text-properties style:font-name="Open Sans" officeooo:rsid="00423905"/>
    </style:style>
    <style:style style:name="T7" style:family="text">
      <style:text-properties style:font-name="Open Sans" officeooo:rsid="003c5032"/>
    </style:style>
    <style:style style:name="T8" style:family="text">
      <style:text-properties style:font-name="Open Sans" officeooo:rsid="0037e528"/>
    </style:style>
    <style:style style:name="T9" style:family="text">
      <style:text-properties style:font-name="Open Sans" officeooo:rsid="004aef48"/>
    </style:style>
    <style:style style:name="T10" style:family="text">
      <style:text-properties style:font-name="Open Sans" officeooo:rsid="003ef37a"/>
    </style:style>
    <style:style style:name="T11" style:family="text">
      <style:text-properties fo:font-weight="bold" style:font-weight-asian="bold" style:font-weight-complex="bold"/>
    </style:style>
    <style:style style:name="T12" style:family="text">
      <style:text-properties fo:font-weight="bold" officeooo:rsid="003704a7" style:font-weight-asian="bold" style:font-weight-complex="bold"/>
    </style:style>
    <style:style style:name="T13" style:family="text">
      <style:text-properties fo:font-weight="bold" officeooo:rsid="003d874c" style:font-weight-asian="bold" style:font-weight-complex="bold"/>
    </style:style>
    <style:style style:name="T14" style:family="text">
      <style:text-properties fo:font-weight="bold" officeooo:rsid="003dc3dd" style:font-weight-asian="bold" style:font-weight-complex="bold"/>
    </style:style>
    <style:style style:name="T15" style:family="text">
      <style:text-properties fo:font-weight="bold" officeooo:rsid="003ef37a" style:font-weight-asian="bold" style:font-weight-complex="bold"/>
    </style:style>
    <style:style style:name="T16" style:family="text">
      <style:text-properties style:text-position="0% 100%" style:font-name="Open Sans" officeooo:rsid="00423905"/>
    </style:style>
    <style:style style:name="T17" style:family="text">
      <style:text-properties officeooo:rsid="00423905"/>
    </style:style>
    <style:style style:name="T18" style:family="text">
      <style:text-properties fo:font-weight="normal" style:font-weight-asian="normal" style:font-weight-complex="normal"/>
    </style:style>
    <style:style style:name="T19" style:family="text">
      <style:text-properties fo:font-weight="normal" officeooo:rsid="00423905" style:font-weight-asian="normal" style:font-weight-complex="normal"/>
    </style:style>
    <style:style style:name="T20" style:family="text">
      <style:text-properties fo:font-weight="normal" officeooo:rsid="003ef37a" style:font-weight-asian="normal" style:font-weight-complex="normal"/>
    </style:style>
    <style:style style:name="T21" style:family="text">
      <style:text-properties officeooo:rsid="00452f48"/>
    </style:style>
    <style:style style:name="T22" style:family="text">
      <style:text-properties officeooo:rsid="003704a7"/>
    </style:style>
    <style:style style:name="T23" style:family="text">
      <style:text-properties officeooo:rsid="00511b77"/>
    </style:style>
    <style:style style:name="T24" style:family="text">
      <style:text-properties officeooo:rsid="003d874c"/>
    </style:style>
    <style:style style:name="T25" style:family="text">
      <style:text-properties officeooo:rsid="003dc3dd"/>
    </style:style>
    <style:style style:name="T26" style:family="text">
      <style:text-properties officeooo:rsid="003ef3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6">Mass</text:span> <text:span text:style-name="T24">Relay</text:span></text:p>
      <text:p text:style-name="P5">Time limit: 1 sec</text:p>
      <text:p text:style-name="P1"><text:tab/><text:span text:style-name="T24">In a galaxy far far away, there are </text:span><text:span text:style-name="T13">N</text:span><text:span text:style-name="T24"> star systems (numbered 0 to </text:span><text:span text:style-name="T13">N</text:span><text:span text:style-name="T24">-1). To travel between star systems, we have to use a "Mass Relay". A mass relay is a portal that connects two star systems and it is bidirectional which means that it can be used to travel both ways. <text:s/>Each mass relay connected different star system having various distance. To use each mass relay, the ship going through it must have big enough engine. <text:s text:c="2"/>A ship has a range </text:span><text:span text:style-name="T13">K</text:span><text:span text:style-name="T24"> which indicates the maximum distance of a mass relay that it can use. For example, a mass relay connecting two planet of distance 10 can only be used by a ship with range 10 or higher.</text:span></text:p>
      <text:p text:style-name="P1"><text:span text:style-name="T24"><text:tab/>If a ship with range </text:span><text:span text:style-name="T13">K</text:span><text:span text:style-name="T24"> is located on one particular star system, there might be some star system that this ship cannot visit because of the range constrain. We call all star system that can be reached by a ship of range </text:span><text:span text:style-name="T13">K</text:span><text:span text:style-name="T24"> starting at the star system X as “Local Cluster X”. Be noted that if planet X and planet Y are on the same Local Cluster, that cluster can either be called “Local Cluster X” or “Local Cluster Y”</text:span></text:p>
      <text:p text:style-name="P1"><text:span text:style-name="T24"><text:tab/>The entire galaxy can be divided into several disjoint clusters depend on the range </text:span><text:span text:style-name="T13">K</text:span><text:span text:style-name="T24">. By the decree of the Agency of Spaceship Regulator, a company selling a ship with range </text:span><text:span text:style-name="T13">K</text:span><text:span text:style-name="T24"> must have exactly one maintenance shop situated in each local cluster. This is obvious because a ship of range </text:span><text:span text:style-name="T13">K</text:span><text:span text:style-name="T24"> cannot move beyond its local cluster, if there is no maintenance shop in the cluster, we cannot bring the ship to maintenance.</text:span></text:p>
      <text:p text:style-name="P1"><text:tab/><text:span text:style-name="T25">You, an owner of a new spaceship company, has enough money and manpower to open </text:span><text:span text:style-name="T14">D</text:span><text:span text:style-name="T25"> maintenance shop. Technically, you can build only one shop if you build a ship with very high range. However, a ship with high range means a high production cost. So, you want to build a ship with as small range as possible such that it will need only </text:span><text:span text:style-name="T14">D </text:span><text:span text:style-name="T15">or less </text:span><text:span text:style-name="T14"><text:s/></text:span><text:span text:style-name="T20">distinct local clusters.</text:span><text:span text:style-name="T25"> </text:span></text:p>
      <text:p text:style-name="P1"><text:span text:style-name="T24"><text:tab/>To plan for a changing market, you need to compute the range </text:span><text:span text:style-name="T13">K</text:span><text:span text:style-name="T24"> for </text:span><text:span text:style-name="T13">Q</text:span><text:span text:style-name="T24"> different value of </text:span><text:span text:style-name="T13">D</text:span><text:span text:style-name="T24">.</text:span></text:p>
      <text:h text:style-name="P11" text:outline-level="1">Input</text:h>
      <text:list xml:id="list774419350925372843" text:style-name="L2">
        <text:list-item>
          <text:p text:style-name="P9"><text:span text:style-name="T10">The first line contains three integers, </text:span><text:span text:style-name="T1">N,</text:span><text:span text:style-name="T7"> </text:span><text:span text:style-name="T2">M</text:span><text:span text:style-name="T7"> </text:span><text:span text:style-name="T10">and</text:span><text:span text:style-name="T6"> </text:span><text:span text:style-name="T3">Q</text:span><text:span text:style-name="T4"> </text:span><text:span text:style-name="T8">(1 &lt;= </text:span><text:span text:style-name="T5">N</text:span><text:span text:style-name="T8"> &lt;= </text:span><text:span text:style-name="T16">5,000</text:span><text:span text:style-name="T8">; </text:span><text:span text:style-name="T6">0 &lt;= </text:span><text:span text:style-name="T4">M</text:span><text:span text:style-name="T6"> &lt;= 100,000; 1 &lt;= </text:span><text:span text:style-name="T3">Q</text:span><text:span text:style-name="T6"> &lt;= </text:span><text:span text:style-name="T9">5,000</text:span><text:span text:style-name="T8">)</text:span></text:p>
        </text:list-item>
        <text:list-item>
          <text:p text:style-name="P6"><text:span text:style-name="T26">The following M lines describe each mass relay. Each line contains three integer a, b and c which indicate that there is a mass relay connecting star system a and b with distance c. (0 &lt;= a &lt; b &lt; </text:span><text:span text:style-name="T19">N</text:span><text:span text:style-name="T17">; 1 &lt;= c &lt;= 1,000,000) </text:span></text:p>
        </text:list-item>
        <text:list-item>
          <text:p text:style-name="P7"><text:span text:style-name="T26">The next </text:span><text:span text:style-name="T11">Q</text:span> <text:span text:style-name="T26">lines give the query of the value </text:span><text:span text:style-name="T11">D.</text:span><text:span text:style-name="T18"> </text:span><text:span text:style-name="T20">Each</text:span> <text:span text:style-name="T26">line has one integer indicating the value </text:span><text:span text:style-name="T15">D</text:span><text:span text:style-name="T26"> where we need to find the suitable </text:span><text:span text:style-name="T15">K</text:span> <text:span text:style-name="T21">(1 &lt;= D &lt; N)</text:span></text:p>
        </text:list-item>
      </text:list>
      <text:h text:style-name="P12" text:outline-level="1"><text:soft-page-break/>Output</text:h>
      <text:p text:style-name="P8"><text:tab/><text:span text:style-name="T26">There must be </text:span><text:span text:style-name="T12">Q</text:span><text:span text:style-name="T22"> lines of output, each gives the minimal range </text:span><text:span text:style-name="T12">K</text:span><text:span text:style-name="T22"> that would require the company to build </text:span><text:span text:style-name="T12">D</text:span><text:span text:style-name="T22"> or less maintenance shop. </text:span></text:p>
      <text:h text:style-name="P11" text:outline-level="1">Example </text:h>
      <table:table table:name="Table1" table:style-name="Table1">
        <table:table-column table:style-name="Table1.A" table:number-columns-repeated="2"/>
        <table:table-row table:style-name="Table1.1">
          <table:table-cell table:style-name="Table1.A1" office:value-type="string">
            <text:p text:style-name="P2">Input</text:p>
          </table:table-cell>
          <table:table-cell table:style-name="Table1.A1" office:value-type="string">
            <text:p text:style-name="P2">Output</text:p>
          </table:table-cell>
        </table:table-row>
        <table:table-row table:style-name="Table1.1">
          <table:table-cell table:style-name="Table1.A1" office:value-type="string">
            <text:p text:style-name="P3">5 6 4</text:p>
            <text:p text:style-name="P3">0 1 2<text:span text:style-name="T23">0</text:span></text:p>
            <text:p text:style-name="P3">0 2 1<text:span text:style-name="T23">0</text:span></text:p>
            <text:p text:style-name="P3">2 3 3<text:span text:style-name="T23">0</text:span></text:p>
            <text:p text:style-name="P3">1 3 1<text:span text:style-name="T23">0</text:span></text:p>
            <text:p text:style-name="P3">2 4 4<text:span text:style-name="T23">0</text:span></text:p>
            <text:p text:style-name="P3">3 4 5<text:span text:style-name="T23">0</text:span></text:p>
            <text:p text:style-name="P3">1</text:p>
            <text:p text:style-name="P3">2</text:p>
            <text:p text:style-name="P3">3</text:p>
            <text:p text:style-name="P3">4</text:p>
          </table:table-cell>
          <table:table-cell table:style-name="Table1.A1" office:value-type="string">
            <text:p text:style-name="P4">4<text:span text:style-name="T23">0</text:span></text:p>
            <text:p text:style-name="P4">2<text:span text:style-name="T23">0</text:span></text:p>
            <text:p text:style-name="P4">1<text:span text:style-name="T23">0</text:span></text:p>
            <text:p text:style-name="P4">1<text:span text:style-name="T23">0</text:span></text:p>
          </table:table-cell>
        </table:table-row>
      </table:table>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dc:date>2014-11-17T22:34:33.967921538</dc:date>
    <meta:editing-duration>PT2H30M23S</meta:editing-duration>
    <meta:editing-cycles>32</meta:editing-cycles>
    <meta:print-date>2014-09-09T23:50:22.741847462</meta:print-date>
    <meta:document-statistic meta:table-count="1" meta:image-count="0" meta:object-count="0" meta:page-count="2" meta:paragraph-count="31" meta:word-count="537" meta:character-count="2641" meta:non-whitespace-character-count="2124"/>
  </office:meta>
</office:document-meta>
</file>